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1.946cm"/>
    </style:style>
    <style:style style:name="co3" style:family="table-column">
      <style:table-column-properties fo:break-before="auto" style:column-width="4.283cm"/>
    </style:style>
    <style:style style:name="co4" style:family="table-column">
      <style:table-column-properties fo:break-before="auto" style:column-width="5.2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4" table:number-rows-spanned="1">
            <text:p>Descrição dos Requisitos</text:p>
          </table:table-cell>
          <table:covered-table-cell table:number-columns-repeated="3"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Códig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Ator/Responsável</text:p>
          </table:table-cell>
          <table:table-cell table:style-name="ce5" office:value-type="string" calcext:value-type="string">
            <text:p>Tipo (Funcional/Não funcional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1</text:p>
          </table:table-cell>
          <table:table-cell table:style-name="ce3" office:value-type="string" calcext:value-type="string">
            <text:p>Manter cadastro p/ cada produto: {código, código de barras, nome, descrição, categoria do produto, marca e quantidade atual no estoque}</text:p>
          </table:table-cell>
          <table:table-cell table:style-name="ce3"/>
          <table:table-cell table:style-name="ce3" office:value-type="string" calcext:value-type="string">
            <text:p>Funcional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F02</text:p>
          </table:table-cell>
          <table:table-cell table:style-name="ce3" office:value-type="string" calcext:value-type="string">
            <text:p>Manter o cadastro de marca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03</text:p>
          </table:table-cell>
          <table:table-cell table:style-name="ce3" office:value-type="string" calcext:value-type="string">
            <text:p>Manter cadastro de fornecedor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04</text:p>
          </table:table-cell>
          <table:table-cell table:style-name="ce3" office:value-type="string" calcext:value-type="string">
            <text:p>Manter o cadastro de funcionários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05</text:p>
          </table:table-cell>
          <table:table-cell table:style-name="ce3" office:value-type="string" calcext:value-type="string">
            <text:p>Manter o cadastro de clientes (informações básicas de identificação e contatos)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06</text:p>
          </table:table-cell>
          <table:table-cell table:style-name="ce3" office:value-type="string" calcext:value-type="string">
            <text:p>Controlar a entrada/saída/perda/troca das peças do estoque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07</text:p>
          </table:table-cell>
          <table:table-cell table:style-name="ce3" office:value-type="string" calcext:value-type="string">
            <text:p>Fornecer filtro para buscar por código, nome ou parte do nome, categoria e/ou marca do produto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08</text:p>
          </table:table-cell>
          <table:table-cell table:style-name="ce3" office:value-type="string" calcext:value-type="string">
            <text:p>Fornecer filtro para busca pelo nome ou parte do nome do cliente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09</text:p>
          </table:table-cell>
          <table:table-cell table:style-name="ce3" office:value-type="string" calcext:value-type="string">
            <text:p><text:span text:style-name="T1">Dar baixa</text:span> no produto (do estoque) e emissão de NF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10</text:p>
          </table:table-cell>
          <table:table-cell table:style-name="ce8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11</text:p>
          </table:table-cell>
          <table:table-cell table:style-name="ce8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12</text:p>
          </table:table-cell>
          <table:table-cell table:style-name="ce8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F13</text:p>
          </table:table-cell>
          <table:table-cell table:style-name="ce8"/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1</text:p>
          </table:table-cell>
          <table:table-cell table:style-name="ce3" office:value-type="string" calcext:value-type="string">
            <text:p>O sistema deverá ter a capacidade de funcionar no SO Windows com browser internet Google Chrome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2</text:p>
          </table:table-cell>
          <table:table-cell table:style-name="ce3" office:value-type="string" calcext:value-type="string">
            <text:p>Em todas as janelas do sistema é necessário mostrar a logo da PeçaCerta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3</text:p>
          </table:table-cell>
          <table:table-cell table:style-name="ce3" office:value-type="string" calcext:value-type="string">
            <text:p>O cliente poderá realizar uma compra com mais de um produto em uma só nota fiscal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RNF04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5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6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7</text:p>
          </table:table-cell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>
            <text:p>RNF08</text:p>
          </table:table-cell>
          <table:table-cell table:style-name="ce3" table:number-columns-repeated="3"/>
          <table:table-cell table:number-columns-repeated="1020"/>
        </table:table-row>
        <table:table-row table:style-name="ro2" table:number-rows-repeated="30">
          <table:table-cell table:style-name="ce3" table:number-columns-repeated="4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1:40:09.889102287</meta:creation-date>
    <dc:date>2023-09-11T22:16:30.512265822</dc:date>
    <meta:editing-duration>PT2M19S</meta:editing-duration>
    <meta:editing-cycles>2</meta:editing-cycles>
    <meta:generator>LibreOffice/7.3.7.2$Linux_X86_64 LibreOffice_project/30$Build-2</meta:generator>
    <meta:document-statistic meta:table-count="1" meta:cell-count="39" meta:object-count="0"/>
  </office:meta>
</office:document-meta>
</file>